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00000004006617A2293DEF358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1.B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9a832" officeooo:paragraph-rsid="002a750a"/>
    </style:style>
    <style:style style:name="P8" style:family="paragraph" style:parent-style-name="Table_20_Contents">
      <style:paragraph-properties fo:text-align="center" style:justify-single-word="false"/>
      <style:text-properties officeooo:rsid="0029a832" officeooo:paragraph-rsid="0029a832"/>
    </style:style>
    <style:style style:name="P9" style:family="paragraph" style:parent-style-name="Table_20_Contents">
      <style:paragraph-properties fo:text-align="center" style:justify-single-word="false"/>
      <style:text-properties officeooo:rsid="002a750a" officeooo:paragraph-rsid="002a750a"/>
    </style:style>
    <style:style style:name="P10" style:family="paragraph" style:parent-style-name="Addressee">
      <style:text-properties fo:font-weight="bold" style:font-weight-asian="bold" style:font-weight-complex="bold"/>
    </style:style>
    <style:style style:name="P11" style:family="paragraph" style:parent-style-name="Addressee">
      <style:text-properties officeooo:rsid="0029a832" officeooo:paragraph-rsid="0029a832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text-properties fo:font-size="2pt" officeooo:paragraph-rsid="00243bb5" style:font-size-asian="1.75pt" style:font-size-complex="2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a832" officeooo:paragraph-rsid="0029a832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9a832" officeooo:paragraph-rsid="0029a832" style:font-size-asian="9pt" style:font-style-asian="normal" style:font-size-complex="9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9a832" style:font-size-asian="8pt" style:font-style-asian="normal" style:font-size-complex="8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1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2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align="start" style:justify-single-word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Title">
      <style:text-properties fo:background-color="transparent"/>
    </style:style>
    <style:style style:name="P26" style:family="paragraph" style:parent-style-name="Standard" style:list-style-name="L1"/>
    <style:style style:name="P27" style:family="paragraph" style:parent-style-name="Standard" style:list-style-name="L2">
      <style:text-properties officeooo:rsid="002a750a" officeooo:paragraph-rsid="002a750a"/>
    </style:style>
    <style:style style:name="P28" style:family="paragraph" style:parent-style-name="Standard" style:list-style-name="L3">
      <style:text-properties officeooo:rsid="002a750a" officeooo:paragraph-rsid="002a750a"/>
    </style:style>
    <style:style style:name="P29" style:family="paragraph" style:parent-style-name="Table_20_Contents">
      <style:paragraph-properties fo:text-align="center" style:justify-single-word="false"/>
      <style:text-properties officeooo:rsid="002a750a" officeooo:paragraph-rsid="002a750a"/>
    </style:style>
    <style:style style:name="P30" style:family="paragraph">
      <loext:graphic-properties draw:fill="none" draw:fill-color="#ffffff"/>
    </style:style>
    <style:style style:name="T1" style:family="text">
      <style:text-properties fo:color="#363636" style:font-name="Open Sans Condensed Light" fo:font-size="9pt" fo:font-weight="normal" officeooo:rsid="00686a88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4b924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officeooo:rsid="0029a832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a750a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itle>Procés verbal de livraison</text:title></text:p>
      <text:p text:style-name="P14">Fait à <text:user-defined style:data-style-name="N0" text:name="PV - Lieu">Paris</text:user-defined>, le <text:user-defined style:data-style-name="N76" text:name="Date Livraison">5 septembre 2018</text:user-defined></text:p>
      <text:p text:style-name="Standard"/>
      <text:p text:style-name="P20">Objet: <text:span text:style-name="T7"><text:user-defined style:data-style-name="N0" text:name="Projet - Libellé">OC Pizza Manager</text:user-defined></text:span><text:span text:style-name="T7"> - </text:span><text:span text:style-name="T7"><text:subject>Livraison finale</text:subject>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Livrable</text:p>
          </table:table-cell>
          <table:table-cell table:style-name="Tableau1.A1" office:value-type="string">
            <text:p text:style-name="P6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195349149615708714" text:style-name="L1">
              <text:list-item>
                <text:p text:style-name="P26">application web <text:span text:style-name="T6">OC Pizza Manager</text:span></text:p>
              </text:list-item>
            </text:list>
          </table:table-cell>
          <table:table-cell table:style-name="Tableau1.B2" office:value-type="string">
            <text:p text:style-name="P7"><text:span text:style-name="T8">boîte mail </text:span><text:a xlink:type="simple" xlink:href="mailto:ocpizza@gmail.com" text:style-name="Internet_20_link" text:visited-style-name="Visited_20_Internet_20_Link"><text:span text:style-name="T8">ocpizza@gmail.com</text:span></text:a></text:p>
            <text:p text:style-name="P7">en pièce jointe</text:p>
          </table:table-cell>
          <table:table-cell table:style-name="Tableau1.B2" office:value-type="string">
            <text:p text:style-name="P4"/>
            <text:p text:style-name="P8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4474177354873352691" text:style-name="L2">
              <text:list-item>
                <text:p text:style-name="P27">OC Pizza DB</text:p>
              </text:list-item>
            </text:list>
          </table:table-cell>
          <table:table-cell table:style-name="Tableau1.B2" office:value-type="string">
            <text:p text:style-name="P7"><text:span text:style-name="T8">boîte mail </text:span><text:a xlink:type="simple" xlink:href="mailto:ocpizza@gmail.com" text:style-name="Internet_20_link" text:visited-style-name="Visited_20_Internet_20_Link"><text:span text:style-name="T8">ocpizza@gmail.com</text:span></text:a></text:p>
            <text:p text:style-name="P7">en pièce jointe</text:p>
          </table:table-cell>
          <table:table-cell table:style-name="Tableau1.B2" office:value-type="string">
            <text:p text:style-name="P9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846348771828493109" text:style-name="L3">
              <text:list-item>
                <text:p text:style-name="P28">DCF (Dossier Conception Fonctionnelle)</text:p>
              </text:list-item>
              <text:list-item>
                <text:p text:style-name="P28">DCT (Dossier Conception Technique)</text:p>
              </text:list-item>
              <text:list-item>
                <text:p text:style-name="P28">DE (Dossier d’Exploitation)</text:p>
              </text:list-item>
              <text:list-item>
                <text:p text:style-name="P28">DF (Description du Domaine Fonctionnel)</text:p>
              </text:list-item>
              <text:list-item>
                <text:p text:style-name="P28">MPD (Modèle Physique de Données)</text:p>
              </text:list-item>
              <text:list-item>
                <text:p text:style-name="P28">DAF (Document d’Analyse Fonctionnelle)</text:p>
              </text:list-item>
            </text:list>
          </table:table-cell>
          <table:table-cell table:style-name="Tableau1.B2" office:value-type="string">
            <text:p text:style-name="P9">Version digitale dans boîte mail <text:a xlink:type="simple" xlink:href="mailto:ocpizza@gmail.com" text:style-name="Internet_20_link" text:visited-style-name="Visited_20_Internet_20_Link">ocpizza@gmail.com</text:a></text:p>
            <text:p text:style-name="P7">en pièce jointe</text:p>
            <text:p text:style-name="P9">+</text:p>
            <text:p text:style-name="P9">Version papier à la main</text:p>
          </table:table-cell>
          <table:table-cell table:style-name="Tableau1.B2" office:value-type="string">
            <text:p text:style-name="P9">1.0</text:p>
            <text:p text:style-name="P9">1.0</text:p>
            <text:p text:style-name="P9">1.0</text:p>
            <text:p text:style-name="P9">1.0</text:p>
            <text:p text:style-name="P9">1.0</text:p>
            <text:p text:style-name="P9">1.0</text:p>
          </table:table-cell>
        </table:table-row>
      </table:table>
      <text:p text:style-name="Standard"/>
      <text:p text:style-name="Standard"/>
      <text:p text:style-name="P5">Date de la livraison: <text:user-defined style:data-style-name="N36" text:name="Date Livraison">05/09/2018</text:user-defined></text:p>
      <text:p text:style-name="Table_20_Contents"/>
      <text:p text:style-name="P24">Date de la réception : ________________________</text:p>
      <text:p text:style-name="P5"/>
      <text:p text:style-name="P19">La réception est prononcée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2"><draw:frame text:anchor-type="paragraph" draw:z-index="3" draw:name="Forme1" draw:style-name="gr1" draw:text-style-name="P30" svg:width="5.404cm" svg:height="0.489cm" svg:x="2.649cm" svg:y="0.019cm"><draw:text-box><text:p/></draw:text-box></draw:frame>Fait à <text:tab/><text:tab/><text:tab/>Pour <text:user-defined style:data-style-name="N0" text:name="Client">OC Pizza Group S.A.R.L.</text:user-defined></text:p>
      <text:p text:style-name="P21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9a832" officeooo:paragraph-rsid="0029a832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a832" officeooo:paragraph-rsid="0029a832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9a832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9a832" officeooo:paragraph-rsid="0029a832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686a88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4b924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 Group S.A.R.L.</text:user-defined></text:p>
              <text:p text:style-name="MP4">10 Rue Cortot, 75018 Paris</text:p>
            </table:table-cell>
            <table:table-cell table:style-name="Tableau3.A2" office:value-type="string">
              <text:p text:style-name="MP3"><draw:frame draw:style-name="Mfr1" draw:name="Image1" text:anchor-type="paragraph" svg:x="4.801cm" svg:y="-2.155cm" svg:width="0.954cm" svg:height="0.961cm" draw:z-index="2"><draw:image xlink:href="Pictures/1000020100000400000004006617A2293DEF3583.png" xlink:type="simple" xlink:show="embed" xlink:actuate="onLoad"/></draw:frame><text:user-defined style:data-style-name="N0" text:name="Projet - Libellé">OC Pizza Manager</text:user-defined></text:p>
              <text:p text:style-name="Addressee">Ref. Interne : <text:user-defined style:data-style-name="N0" text:name="Projet - Ref Int.">2018/#9</text:user-defined></text:p>
              <text:p text:style-name="Addressee">Ref. Client : <text:user-defined style:data-style-name="N0" text:name="Projet - Ref Ext.">OCP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ITree S.A.R.L.</text:p>
            </table:table-cell>
            <table:table-cell table:style-name="Tableau6.A1" office:value-type="string">
              <text:p text:style-name="MP7"><text:span text:style-name="MT1">67 Rue de Rivoli, 75001 Paris, France</text:span><text:span text:style-name="MT2"> – </text:span><text:span text:style-name="MT1">01 88771152</text:span><text:span text:style-name="MT2"> – </text:span><text:span text:style-name="MT3">itree</text:span><text:a xlink:type="simple" xlink:href="mailto:ocpizza-rivoli@gmail.com" text:style-name="Internet_20_link" text:visited-style-name="Visited_20_Internet_20_Link"><text:span text:style-name="MT1">@gmail.com</text:span></text:a></text:p>
            </table:table-cell>
          </table:table-row>
          <table:table-row table:style-name="Tableau6.2">
            <table:table-cell table:style-name="Tableau6.A1" office:value-type="string">
              <text:p text:style-name="MP8">www.itree.com</text:p>
            </table:table-cell>
            <table:table-cell table:style-name="Tableau6.A1" office:value-type="string">
              <text:p text:style-name="MP9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7M8S</meta:editing-duration>
    <meta:editing-cycles>57</meta:editing-cycles>
    <meta:generator>LibreOffice/5.2.4.2$Windows_x86 LibreOffice_project/3d5603e1122f0f102b62521720ab13a38a4e0eb0</meta:generator>
    <meta:initial-creator>Loïc GUIBERT</meta:initial-creator>
    <dc:date>2018-09-18T10:03:01.903000000</dc:date>
    <dc:subject>Livraison finale</dc:subject>
    <dc:title>Procés verbal de livraison</dc:title>
    <meta:document-statistic meta:table-count="3" meta:image-count="1" meta:object-count="0" meta:page-count="2" meta:paragraph-count="52" meta:word-count="214" meta:character-count="1237" meta:non-whitespace-character-count="1070"/>
    <meta:user-defined meta:name="Client">OC Pizza Group S.A.R.L.</meta:user-defined>
    <meta:user-defined meta:name="Date Livraison" meta:value-type="date">2018-09-05</meta:user-defined>
    <meta:user-defined meta:name="PV - Lieu">Paris</meta:user-defined>
    <meta:user-defined meta:name="Projet - Libellé">OC Pizza Manager</meta:user-defined>
    <meta:user-defined meta:name="Projet - Ref Ext." meta:value-type="string">OCP</meta:user-defined>
    <meta:user-defined meta:name="Projet - Ref Int." meta:value-type="string">2018/#9</meta:user-defined>
    <meta:template xlink:type="simple" xlink:actuate="onRequest" xlink:title="openrun-pv-livraison" xlink:href="../../../../../../../gestion/modeles/openrun-pv-livraison.ott" meta:date="2014-04-01T09:11:41"/>
  </office:meta>
</office:document-meta>
</file>